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692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11"/>
    <style:style style:name="ce7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 office:value-type="string" calcext:value-type="string">
            <text:p>Vit</text:p>
          </table:table-cell>
          <table:table-cell table:style-name="ce2" office:value-type="float" office:value="550" calcext:value-type="float">
            <text:p>550</text:p>
          </table:table-cell>
          <table:table-cell office:value-type="string" calcext:value-type="string">
            <text:p>Dex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E Vit</text:p>
          </table:table-cell>
          <table:table-cell table:style-name="ce1" table:formula="of:=[.B1]" office:value-type="float" office:value="550" calcext:value-type="float">
            <text:p>550</text:p>
          </table:table-cell>
          <table:table-cell office:value-type="string" calcext:value-type="string">
            <text:p>E Dex</text:p>
          </table:table-cell>
          <table:table-cell table:style-name="ce1" table:formula="of:=[.D1]*(1+[.U11])" office:value-type="float" office:value="814.3" calcext:value-type="float">
            <text:p>814.3</text:p>
          </table:table-cell>
          <table:table-cell table:number-columns-repeated="2"/>
          <table:table-cell office:value-type="string" calcext:value-type="string">
            <text:p>Health:</text:p>
          </table:table-cell>
          <table:table-cell table:formula="of:=[.B1]*10" office:value-type="float" office:value="5500" calcext:value-type="float">
            <text:p>5500</text:p>
          </table:table-cell>
          <table:table-cell office:value-type="string" calcext:value-type="string">
            <text:p>hp/min:</text:p>
          </table:table-cell>
          <table:table-cell table:formula="of:=[.M1]*(1+[.L11])/100" office:value-type="float" office:value="125.95" calcext:value-type="float">
            <text:p>125.95</text:p>
          </table:table-cell>
          <table:table-cell table:style-name="ce7" table:formula="of:=1%*(1+[.L11])" office:value-type="percentage" office:value="0.0229" calcext:value-type="percentage">
            <text:p>2.2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d</text:p>
          </table:table-cell>
          <table:table-cell table:style-name="ce2" office:value-type="float" office:value="250" calcext:value-type="float">
            <text:p>250</text:p>
          </table:table-cell>
          <table:table-cell office:value-type="string" calcext:value-type="string">
            <text:p>Int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string" calcext:value-type="string">
            <text:p>E End</text:p>
          </table:table-cell>
          <table:table-cell table:style-name="ce1" table:formula="of:=[.B2]" office:value-type="float" office:value="250" calcext:value-type="float">
            <text:p>250</text:p>
          </table:table-cell>
          <table:table-cell office:value-type="string" calcext:value-type="string">
            <text:p>E Int</text:p>
          </table:table-cell>
          <table:table-cell table:style-name="ce1" table:formula="of:=[.D2]" office:value-type="float" office:value="495" calcext:value-type="float">
            <text:p>495</text:p>
          </table:table-cell>
          <table:table-cell table:number-columns-repeated="2"/>
          <table:table-cell office:value-type="string" calcext:value-type="string">
            <text:p>Mana:</text:p>
          </table:table-cell>
          <table:table-cell table:formula="of:=[.D3]*10" office:value-type="float" office:value="2600" calcext:value-type="float">
            <text:p>2600</text:p>
          </table:table-cell>
          <table:table-cell office:value-type="string" calcext:value-type="string">
            <text:p>mp/min:</text:p>
          </table:table-cell>
          <table:table-cell table:formula="of:=[.M2]*(2%+[.D3]/10000)" office:value-type="float" office:value="119.6" calcext:value-type="float">
            <text:p>119.6</text:p>
          </table:table-cell>
          <table:table-cell table:style-name="ce7" table:formula="of:=2%+[.D3]/10000" office:value-type="percentage" office:value="0.046" calcext:value-type="percentage">
            <text:p>4.6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r</text:p>
          </table:table-cell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Wis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E Str</text:p>
          </table:table-cell>
          <table:table-cell table:style-name="ce1" table:formula="of:=[.B3]*(1+[.R11])" office:value-type="float" office:value="294.15" calcext:value-type="float">
            <text:p>294.15</text:p>
          </table:table-cell>
          <table:table-cell office:value-type="string" calcext:value-type="string">
            <text:p>E Wis</text:p>
          </table:table-cell>
          <table:table-cell table:style-name="ce1" table:formula="of:=[.D3]" office:value-type="float" office:value="260" calcext:value-type="float">
            <text:p>260</text:p>
          </table:table-cell>
          <table:table-cell table:number-columns-repeated="4"/>
          <table:table-cell office:value-type="string" calcext:value-type="string">
            <text:p>w/Med:</text:p>
          </table:table-cell>
          <table:table-cell table:formula="of:=[.O2]*(4+[.B22]*3%)" office:value-type="float" office:value="600.392" calcext:value-type="float">
            <text:p>600.392</text:p>
          </table:table-cell>
          <table:table-cell table:style-name="ce7" table:formula="of:=[.P2]*(4+[.B22]*3%)" office:value-type="percentage" office:value="0.23092" calcext:value-type="percentage">
            <text:p>23.09%</text:p>
          </table:table-cell>
          <table:table-cell table:number-columns-repeated="1008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BE</text:p>
          </table:table-cell>
          <table:table-cell table:style-name="ce3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P</text:p>
          </table:table-cell>
          <table:table-cell table:formula="of:=[.$M$1]/(1/(1+[.$I$11]))" office:value-type="float" office:value="30580" calcext:value-type="float">
            <text:p>30580</text:p>
          </table:table-cell>
          <table:table-cell table:style-name="ce1" office:value-type="string" calcext:value-type="string">
            <text:p>EH-Bal</text:p>
          </table:table-cell>
          <table:table-cell table:style-name="ce1" table:formula="of:=([.M5]+[.M6])/2" office:value-type="float" office:value="35167" calcext:value-type="float">
            <text:p>351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ling</text:p>
          </table:table-cell>
          <table:table-cell table:style-name="ce3" office:value-type="percentage" office:value="1" calcext:value-type="percentage">
            <text:p>1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formula="of:=[.$M$1]/(1/(1+[.$I$11]))/(1/(1+[.AA11]))" office:value-type="float" office:value="39754" calcext:value-type="float">
            <text:p>39754</text:p>
          </table:table-cell>
          <table:table-cell table:style-name="ce1" office:value-type="string" calcext:value-type="string">
            <text:p>Resil</text:p>
          </table:table-cell>
          <table:table-cell table:style-name="ce7" table:formula="of:=[.I11]" office:value-type="percentage" office:value="4.56" calcext:value-type="percentage">
            <text:p>456.0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shen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11"/>
          <table:table-cell table:style-name="ce1" office:value-type="string" calcext:value-type="string">
            <text:p>Speed</text:p>
          </table:table-cell>
          <table:table-cell table:style-name="ce7" table:formula="of:=[.X11]" office:value-type="percentage" office:value="3.96" calcext:value-type="percentage">
            <text:p>396.00%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table:number-columns-repeated="11"/>
          <table:table-cell table:style-name="ce1" office:value-type="string" calcext:value-type="string">
            <text:p>Reflex</text:p>
          </table:table-cell>
          <table:table-cell table:style-name="ce7" table:formula="of:=[.AD11]" office:value-type="percentage" office:value="0.915" calcext:value-type="percentage">
            <text:p>91.50%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table:number-columns-repeated="11"/>
          <table:table-cell table:style-name="ce1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5"/>
          <table:table-cell office:value-type="string" calcext:value-type="string">
            <text:p>Total:</text:p>
          </table:table-cell>
          <table:table-cell table:style-name="ce7" table:formula="of:=SUM([.I14:.I51])" office:value-type="percentage" office:value="4.56" calcext:value-type="percentage">
            <text:p>456.0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L14:.L51])" office:value-type="percentage" office:value="1.29" calcext:value-type="percentage">
            <text:p>129.0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O14:.O51])" office:value-type="percentage" office:value="2.85" calcext:value-type="percentage">
            <text:p>285.0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R14:.R51])" office:value-type="percentage" office:value="1.65" calcext:value-type="percentage">
            <text:p>165.00%</text:p>
          </table:table-cell>
          <table:table-cell table:style-name="ce7"/>
          <table:table-cell office:value-type="string" calcext:value-type="string">
            <text:p>Total:</text:p>
          </table:table-cell>
          <table:table-cell table:style-name="ce7" table:formula="of:=SUM([.U14:.U51])" office:value-type="percentage" office:value="1.395" calcext:value-type="percentage">
            <text:p>139.5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X14:.X51])" office:value-type="percentage" office:value="3.96" calcext:value-type="percentage">
            <text:p>396.0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AA14:.AA51])" office:value-type="percentage" office:value="0.3" calcext:value-type="percentage">
            <text:p>30.0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AD14:.AD51])" office:value-type="percentage" office:value="0.915" calcext:value-type="percentage">
            <text:p>91.50%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Heal</text:p>
          </table:table-cell>
          <table:table-cell table:style-name="ce1" office:value-type="string" calcext:value-type="string">
            <text:p>Ash</text:p>
          </table:table-cell>
          <table:table-cell table:style-name="ce1" office:value-type="string" calcext:value-type="string">
            <text:p>Multiplier</text:p>
          </table:table-cell>
          <table:table-cell table:style-name="ce1" office:value-type="string" calcext:value-type="string">
            <text:p>Resilience</text:p>
          </table:table-cell>
          <table:table-cell table:style-name="ce1" table:number-columns-repeated="2"/>
          <table:table-cell table:style-name="ce1" office:value-type="string" calcext:value-type="string">
            <text:p>Regen</text:p>
          </table:table-cell>
          <table:table-cell table:style-name="ce1" table:number-columns-repeated="2"/>
          <table:table-cell table:style-name="ce1" office:value-type="string" calcext:value-type="string">
            <text:p>Damage</text:p>
          </table:table-cell>
          <table:table-cell table:style-name="ce1" table:number-columns-repeated="2"/>
          <table:table-cell table:style-name="ce1" office:value-type="string" calcext:value-type="string">
            <text:p>Strength</text:p>
          </table:table-cell>
          <table:table-cell table:style-name="ce1" table:number-columns-repeated="2"/>
          <table:table-cell table:style-name="ce1" office:value-type="string" calcext:value-type="string">
            <text:p>Dexterity</text:p>
          </table:table-cell>
          <table:table-cell table:style-name="ce1" table:number-columns-repeated="2"/>
          <table:table-cell table:style-name="ce1" office:value-type="string" calcext:value-type="string">
            <text:p>Speed</text:p>
          </table:table-cell>
          <table:table-cell table:style-name="ce1" table:number-columns-repeated="2"/>
          <table:table-cell table:style-name="ce1" office:value-type="string" calcext:value-type="string">
            <text:p>Magic Resistance</text:p>
          </table:table-cell>
          <table:table-cell table:style-name="ce1" table:number-columns-repeated="2"/>
          <table:table-cell table:style-name="ce1" office:value-type="string" calcext:value-type="string">
            <text:p>Reflexes</text:p>
          </table:table-cell>
          <table:table-cell table:style-name="ce1"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tate of Azarinth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1+IF([.C14]=1;[.$B$5];0%)+IF([.E14]=1;[.$B$7];0%)+IF([.D14]=1;[.$B$6];0%)" office:value-type="percentage" office:value="3" calcext:value-type="percentage">
            <text:p>300.00%</text:p>
          </table:table-cell>
          <table:table-cell table:style-name="ce3" office:value-type="percentage" office:value="0.35" calcext:value-type="percentage">
            <text:p>3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G14]+[.H14]*[.$B14])*[.$F14]" office:value-type="percentage" office:value="1.65" calcext:value-type="percentage">
            <text:p>165.00%</text:p>
          </table:table-cell>
          <table:table-cell table:number-columns-repeated="6"/>
          <table:table-cell table:style-name="ce3" office:value-type="percentage" office:value="0.35" calcext:value-type="percentage">
            <text:p>3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P14]+[.Q14]*[.$B14])*[.$F14]" office:value-type="percentage" office:value="1.65" calcext:value-type="percentage">
            <text:p>165.00%</text:p>
          </table:table-cell>
          <table:table-cell table:style-name="ce3" table:number-columns-repeated="3"/>
          <table:table-cell table:style-name="ce3" office:value-type="percentage" office:value="0.35" calcext:value-type="percentage">
            <text:p>3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V14]+[.W14]*[.$B14])*[.$F14]" office:value-type="percentage" office:value="1.65" calcext:value-type="percentage">
            <text:p>165.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dy of Azarinth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1+IF([.C15]=1;[.$B$5];0%)+IF([.E15]=1;[.$B$7];0%)+IF([.D15]=1;[.$B$6];0%)" office:value-type="percentage" office:value="2" calcext:value-type="percentage">
            <text:p>200.00%</text:p>
          </table:table-cell>
          <table:table-cell table:number-columns-repeated="3"/>
          <table:table-cell table:style-name="ce3" office:value-type="percentage" office:value="0.5" calcext:value-type="percentage">
            <text:p>5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J15]+[.K15]*[.$B15])*[.$F15]" office:value-type="percentage" office:value="1.29" calcext:value-type="percentage">
            <text:p>129.00%</text:p>
          </table:table-cell>
          <table:table-cell table:number-columns-repeated="12"/>
          <table:table-cell table:style-name="ce3" office:value-type="percentage" office:value="0.15" calcext:value-type="percentage">
            <text:p>15.00%</text:p>
          </table:table-cell>
          <table:table-cell office:value-type="float" office:value="0" calcext:value-type="float">
            <text:p>0</text:p>
          </table:table-cell>
          <table:table-cell table:style-name="ce3" table:formula="of:=([.Y15]+[.Z15]*[.$B15])*[.$F15]" office:value-type="percentage" office:value="0.3" calcext:value-type="percentage">
            <text:p>30.00%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1+IF([.C16]=1;[.$B$5];0%)+IF([.E16]=1;[.$B$7];0%)+IF([.D16]=1;[.$B$6];0%)" office:value-type="percentage" office:value="3" calcext:value-type="percentage">
            <text:p>300.00%</text:p>
          </table:table-cell>
          <table:table-cell table:number-columns-repeated="6"/>
          <table:table-cell table:style-name="ce3" office:value-type="percentage" office:value="0.75" calcext:value-type="percentage">
            <text:p>7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M16]+[.N16]*[.$B16])*[.$F16]" office:value-type="percentage" office:value="2.85" calcext:value-type="percentage">
            <text:p>285.00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 of Ember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1+IF([.C18]=1;[.$B$5];0%)+IF([.E18]=1;[.$B$7];0%)+IF([.D18]=1;[.$B$6];0%)" office:value-type="percentage" office:value="3" calcext:value-type="percentage">
            <text:p>300.00%</text:p>
          </table:table-cell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G18]+[.H18]*[.$B18])*[.$F18]" office:value-type="percentage" office:value="1.395" calcext:value-type="percentage">
            <text:p>139.50%</text:p>
          </table:table-cell>
          <table:table-cell table:number-columns-repeated="6"/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table:formula="of:=([.P18]+[.Q18]*[.$B18])*[.$F18]" office:value-type="percentage" office:value="0" calcext:value-type="percentage">
            <text:p>0.00%</text:p>
          </table:table-cell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S18]+[.T18]*[.$B18])*[.$F18]" office:value-type="percentage" office:value="1.395" calcext:value-type="percentage">
            <text:p>139.50%</text:p>
          </table:table-cell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V18]+[.W18]*[.$B18])*[.$F18]" office:value-type="percentage" office:value="1.395" calcext:value-type="percentage">
            <text:p>139.5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hroud of Ash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1+IF([.C19]=1;[.$B$5];0%)+IF([.E19]=1;[.$B$7];0%)+IF([.D19]=1;[.$B$6];0%)" office:value-type="percentage" office:value="3" calcext:value-type="percentage">
            <text:p>300.00%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G19]+[.H19]*[.$B19])*[.$F19]" office:value-type="percentage" office:value="1.515" calcext:value-type="percentage">
            <text:p>151.50%</text:p>
          </table:table-cell>
          <table:table-cell table:number-columns-repeated="6"/>
          <table:table-cell table:style-name="ce3" table:number-columns-repeated="9"/>
          <table:table-cell table:number-columns-repeated="1000"/>
        </table:table-row>
        <table:table-row table:style-name="ro1">
          <table:table-cell office:value-type="string" calcext:value-type="string">
            <text:p>Body of Ash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1+IF([.C20]=1;[.$B$5];0%)+IF([.E20]=1;[.$B$7];0%)+IF([.D20]=1;[.$B$6];0%)" office:value-type="percentage" office:value="3" calcext:value-type="percentage">
            <text:p>300.00%</text:p>
          </table:table-cell>
          <table:table-cell table:style-name="ce3" table:number-columns-repeated="3"/>
          <table:table-cell table:number-columns-repeated="6"/>
          <table:table-cell table:style-name="ce3" table:number-columns-repeated="6"/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V20]+[.W20]*[.$B20])*[.$F20]" office:value-type="percentage" office:value="0.915" calcext:value-type="percentage">
            <text:p>91.50%</text:p>
          </table:table-cell>
          <table:table-cell table:number-columns-repeated="3"/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AB20]+[.AC20]*[.$B20])*[.$F20]" office:value-type="percentage" office:value="0.915" calcext:value-type="percentage">
            <text:p>91.50%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20:06:35.4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05T00:41:18.323000000</dc:date>
    <meta:generator>LibreOffice/7.0.5.2$Windows_X86_64 LibreOffice_project/64390860c6cd0aca4beafafcfd84613dd9dfb63a</meta:generator>
    <meta:editing-duration>PT1H32M4S</meta:editing-duration>
    <meta:editing-cycles>13</meta:editing-cycles>
    <meta:document-statistic meta:table-count="1" meta:cell-count="176" meta:object-count="0"/>
    <meta:user-defined meta:name="AppVersion">16.0300</meta:user-defined>
  </office:meta>
</office:document-meta>
</file>